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FamilyId</text:p>
          </table:table-cell>
          <table:table-cell office:value-type="string">
            <text:p>IndividualId</text:p>
          </table:table-cell>
          <table:table-cell office:value-type="string">
            <text:p>Gende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ffected</text:p>
          </table:table-cell>
          <table:table-cell office:value-type="string">
            <text:p>DZTwin</text:p>
          </table:table-cell>
          <table:table-cell office:value-type="string">
            <text:p>MZTwin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Town</text:p>
          </table:table-cell>
          <table:table-cell office:value-type="string">
            <text:p>County</text:p>
          </table:table-cell>
          <table:table-cell office:value-type="string">
            <text:p>Province</text:p>
          </table:table-cell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01</text:p>
          </table:table-cell>
          <table:table-cell office:value-type="string">
            <text:p>M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02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03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04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05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06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07</text:p>
          </table:table-cell>
          <table:table-cell office:value-type="string">
            <text:p>F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08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09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0</text:p>
          </table:table-cell>
          <table:table-cell office:value-type="string">
            <text:p>F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1</text:p>
          </table:table-cell>
          <table:table-cell office:value-type="string">
            <text:p>M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2</text:p>
          </table:table-cell>
          <table:table-cell office:value-type="string">
            <text:p>F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3</text:p>
          </table:table-cell>
          <table:table-cell office:value-type="string">
            <text:p>F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4</text:p>
          </table:table-cell>
          <table:table-cell office:value-type="string">
            <text:p>M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5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6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7</text:p>
          </table:table-cell>
          <table:table-cell office:value-type="string">
            <text:p>F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8</text:p>
          </table:table-cell>
          <table:table-cell office:value-type="string">
            <text:p>M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19</text:p>
          </table:table-cell>
          <table:table-cell office:value-type="string">
            <text:p>F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0</text:p>
          </table:table-cell>
          <table:table-cell office:value-type="string">
            <text:p>F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1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2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3</text:p>
          </table:table-cell>
          <table:table-cell office:value-type="string">
            <text:p>F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4</text:p>
          </table:table-cell>
          <table:table-cell office:value-type="string">
            <text:p>M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5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6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7</text:p>
          </table:table-cell>
          <table:table-cell office:value-type="string">
            <text:p>M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8</text:p>
          </table:table-cell>
          <table:table-cell office:value-type="string">
            <text:p>F</text:p>
          </table:table-cell>
          <table:table-cell office:value-type="string">
            <text:p>Indv000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29</text:p>
          </table:table-cell>
          <table:table-cell office:value-type="string">
            <text:p>F</text:p>
          </table:table-cell>
          <table:table-cell office:value-type="string">
            <text:p>Indv0009</text:p>
          </table:table-cell>
          <table:table-cell office:value-type="string">
            <text:p>Indv0012</text:p>
          </table:table-cell>
          <table:table-cell office:value-type="string">
            <text:p>A</text:p>
          </table:table-cell>
          <table:table-cell office:value-type="string">
            <text:p>.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30</text:p>
          </table:table-cell>
          <table:table-cell office:value-type="string">
            <text:p>F</text:p>
          </table:table-cell>
          <table:table-cell office:value-type="string">
            <text:p>Indv000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31</text:p>
          </table:table-cell>
          <table:table-cell office:value-type="string">
            <text:p>M</text:p>
          </table:table-cell>
          <table:table-cell office:value-type="string">
            <text:p>Indv0009</text:p>
          </table:table-cell>
          <table:table-cell office:value-type="string">
            <text:p>Indv0012</text:p>
          </table:table-cell>
          <table:table-cell office:value-type="string">
            <text:p>.</text:p>
          </table:table-cell>
          <table:table-cell office:value-type="string">
            <text:p>A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32</text:p>
          </table:table-cell>
          <table:table-cell office:value-type="string">
            <text:p>F</text:p>
          </table:table-cell>
          <table:table-cell office:value-type="string">
            <text:p>Indv0009</text:p>
          </table:table-cell>
          <table:table-cell office:value-type="string">
            <text:p>Indv0012</text:p>
          </table:table-cell>
          <table:table-cell office:value-type="string">
            <text:p>.</text:p>
          </table:table-cell>
          <table:table-cell office:value-type="string">
            <text:p>A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33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34</text:p>
          </table:table-cell>
          <table:table-cell office:value-type="string">
            <text:p>F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35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36</text:p>
          </table:table-cell>
          <table:table-cell office:value-type="string">
            <text:p>F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37</text:p>
          </table:table-cell>
          <table:table-cell office:value-type="string">
            <text:p>M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Uni0001</text:p>
          </table:table-cell>
          <table:table-cell office:value-type="string">
            <text:p>Indv0038</text:p>
          </table:table-cell>
          <table:table-cell office:value-type="string">
            <text:p>F</text:p>
          </table:table-cell>
          <table:table-cell office:value-type="string">
            <text:p>Indv0018</text:p>
          </table:table-cell>
          <table:table-cell office:value-type="string">
            <text:p>Indv0034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5">08/15/2006</text:date>, <text:time>13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Edward Trager</meta:initial-creator>
    <meta:creation-date>2006-08-15T12:17:33</meta:creation-date>
    <dc:creator>Edward Trager</dc:creator>
    <dc:date>2006-08-15T13:19:18</dc:date>
    <dc:language>en-US</dc:language>
    <meta:editing-cycles>4</meta:editing-cycles>
    <meta:editing-duration>PT16M14S</meta:editing-duration>
    <meta:user-defined meta:name="Info 1"/>
    <meta:user-defined meta:name="Info 2"/>
    <meta:user-defined meta:name="Info 3"/>
    <meta:user-defined meta:name="Info 4"/>
    <meta:document-statistic meta:table-count="3" meta:cell-count="317"/>
  </office:meta>
</office:document-meta>
</file>